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pt" officeooo:rsid="00239bfe" officeooo:paragraph-rsid="00239bfe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d0f6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d0f68"/>
    </style:style>
    <style:style style:name="P4" style:family="paragraph" style:parent-style-name="Standard">
      <style:paragraph-properties fo:text-align="justify" style:justify-single-word="false"/>
      <style:text-properties fo:font-size="6pt" officeooo:paragraph-rsid="001d0f68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1d0f68" style:font-size-asian="11pt" style:font-size-complex="11pt"/>
    </style:style>
    <style:style style:name="P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officeooo:paragraph-rsid="001d0f68"/>
    </style:style>
    <style:style style:name="P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officeooo:paragraph-rsid="0024c3c4"/>
    </style:style>
    <style:style style:name="P8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1d0f68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0a275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4c3c4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986a8" style:font-style-asian="italic" style:font-style-complex="italic"/>
    </style:style>
    <style:style style:name="P12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e9a07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301a85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rsid="002d126e" officeooo:paragraph-rsid="0024c3c4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1d0f68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0a275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4c3c4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986a8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e9a0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301a8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rsid="0028e513" officeooo:paragraph-rsid="0020a275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1d0f68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0a275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4c3c4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986a8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e9a07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301a8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32846d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rsid="00313040" officeooo:paragraph-rsid="00313040" style:font-size-asian="11pt" style:font-size-complex="11pt"/>
    </style:style>
    <style:style style:name="P30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1pt" officeooo:paragraph-rsid="0032846d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rsid="00331702" officeooo:paragraph-rsid="00331702" style:font-size-asian="11pt" style:font-size-complex="11pt"/>
    </style:style>
    <style:style style:name="P32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rsid="0034826d" officeooo:paragraph-rsid="0034826d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rsid="0032846d" officeooo:paragraph-rsid="0032846d" style:font-size-asian="11pt" style:font-size-complex="11pt"/>
    </style:style>
    <style:style style:name="P34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style="normal" officeooo:paragraph-rsid="001d0f68" style:font-size-asian="11pt" style:font-style-asian="normal" style:font-size-complex="11pt" style:font-style-complex="normal"/>
    </style:style>
    <style:style style:name="P35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weight="normal" officeooo:rsid="00301a85" officeooo:paragraph-rsid="00301a85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weight="normal" officeooo:paragraph-rsid="00301a85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style="italic" officeooo:rsid="00313040" officeooo:paragraph-rsid="00313040" style:font-size-asian="11pt" style:font-style-asian="italic" style:font-size-complex="11pt" style:font-style-complex="italic"/>
    </style:style>
    <style:style style:name="P38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style="italic" officeooo:rsid="00331702" officeooo:paragraph-rsid="00331702" style:font-size-asian="11pt" style:font-style-asian="italic" style:font-size-complex="11pt" style:font-style-complex="italic"/>
    </style:style>
    <style:style style:name="P3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style="italic" officeooo:rsid="0034826d" officeooo:paragraph-rsid="0034826d" style:font-size-asian="11pt" style:font-style-asian="italic" style:font-size-complex="11pt" style:font-style-complex="italic"/>
    </style:style>
    <style:style style:name="P40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1pt" fo:font-style="italic" style:text-underline-style="none" fo:font-weight="normal" officeooo:rsid="00331702" officeooo:paragraph-rsid="00331702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1pt" fo:font-style="italic" style:text-underline-style="none" fo:font-weight="normal" officeooo:rsid="00339c87" officeooo:paragraph-rsid="00339c87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1pt" style:text-underline-style="none" fo:font-weight="normal" officeooo:rsid="00331702" officeooo:paragraph-rsid="00331702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1pt" style:text-underline-style="none" fo:font-weight="normal" officeooo:rsid="00339c87" officeooo:paragraph-rsid="00339c87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weight="bold" officeooo:paragraph-rsid="00301a85" style:font-size-asian="11pt" style:font-weight-asian="bold" style:font-size-complex="11pt" style:font-weight-complex="bold"/>
    </style:style>
    <style:style style:name="P45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paragraph-rsid="001d0f68" style:font-size-asian="14pt" style:font-weight-asian="bold" style:font-size-complex="14pt" style:font-weight-complex="bold"/>
    </style:style>
    <style:style style:name="P46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paragraph-rsid="0020a275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paragraph-rsid="0024c3c4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28e513" officeooo:paragraph-rsid="0028e513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331702" officeooo:paragraph-rsid="00331702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officeooo:rsid="00239bfe" officeooo:paragraph-rsid="001d0f68"/>
    </style:style>
    <style:style style:name="P51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normal" officeooo:paragraph-rsid="002e9a07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2pt" fo:font-weight="bold" officeooo:rsid="00313040" officeooo:paragraph-rsid="00313040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2pt" fo:font-weight="bold" officeooo:rsid="00331702" officeooo:paragraph-rsid="00331702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2pt" fo:font-weight="bold" officeooo:rsid="0034826d" officeooo:paragraph-rsid="0034826d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2pt" fo:font-weight="bold" officeooo:rsid="00301a85" officeooo:paragraph-rsid="00301a85" style:font-size-asian="10.5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2pt" fo:font-style="italic" fo:font-weight="normal" officeooo:rsid="00301a85" officeooo:paragraph-rsid="00301a85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2pt" style:text-underline-style="none" fo:font-weight="normal" officeooo:rsid="00331702" officeooo:paragraph-rsid="00331702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2pt" style:text-underline-style="none" fo:font-weight="normal" officeooo:rsid="00339c87" officeooo:paragraph-rsid="00339c87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2pt" style:text-underline-style="none" fo:font-weight="bold" officeooo:rsid="00331702" officeooo:paragraph-rsid="00331702" style:font-size-asian="10.5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2pt" style:text-underline-style="none" fo:font-weight="bold" officeooo:rsid="00339c87" officeooo:paragraph-rsid="00339c87" style:font-size-asian="10.5pt" style:font-weight-asian="bold" style:font-size-complex="12pt" style:font-weight-complex="bold"/>
    </style:style>
    <style:style style:name="T1" style:family="text">
      <style:text-properties officeooo:rsid="002e9a07"/>
    </style:style>
    <style:style style:name="T2" style:family="text">
      <style:text-properties officeooo:rsid="0028e51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2846d" style:font-style-asian="italic" style:font-style-complex="italic"/>
    </style:style>
    <style:style style:name="T5" style:family="text">
      <style:text-properties officeooo:rsid="002b5865"/>
    </style:style>
    <style:style style:name="T6" style:family="text">
      <style:text-properties officeooo:rsid="002d126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d126e" style:font-size-asian="11pt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01a85"/>
    </style:style>
    <style:style style:name="T11" style:family="text">
      <style:text-properties officeooo:rsid="00313040"/>
    </style:style>
    <style:style style:name="T12" style:family="text">
      <style:text-properties officeooo:rsid="0032846d"/>
    </style:style>
    <style:style style:name="T13" style:family="text">
      <style:text-properties officeooo:rsid="00331702"/>
    </style:style>
    <style:style style:name="T14" style:family="text">
      <style:text-properties officeooo:rsid="00339c87"/>
    </style:style>
    <style:style style:name="T15" style:family="text">
      <style:text-properties officeooo:rsid="0034b97d"/>
    </style:style>
    <style:style style:name="Sect1" style:family="section">
      <style:section-properties text:dont-balance-text-columns="false" style:editable="false">
        <style:columns fo:column-count="2">
          <style:column style:rel-width="33536*" fo:start-indent="0in" fo:end-indent="0in"/>
          <style:column style:rel-width="3199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rham Restaurant Listings</text:p>
      <text:p text:style-name="P4"/>
      <text:p text:style-name="P5">For its size, Durham contains a large number of restaurants offering a broad range of cuisines. From traditional British fare to spicy Mexican, there is sufficient variety to suit all tastes. Here we have provided a listing of a few of our favourite restaurants in and around the city centre. All relative directions are from Market Square. A ʻ(c)ʼ denotes national chain. ʻ£ʼ-signs denote relative prices.</text:p>
      <text:p text:style-name="P3"/>
      <text:p text:style-name="P3"/>
      <text:section text:style-name="Sect1" text:name="Section1">
        <text:p text:style-name="P47">Pub Food &amp; British Cuisine</text:p>
        <text:p text:style-name="P47"/>
        <text:p text:style-name="P17">The Court Inn (Pub)</text:p>
        <text:p text:style-name="P14">10-min walk from the Science Site towards city centre; close to the Court</text:p>
        <text:p text:style-name="P24">Tel: 0191 384 7350; £</text:p>
        <text:p text:style-name="P24">A wide range of very hearty pub food. Generous portions. <text:span text:style-name="T13">They can sit large groups. </text:span></text:p>
        <text:p text:style-name="P17"/>
        <text:p text:style-name="P19"><text:span text:style-name="T6">Whitechurch </text:span>(Pub)</text:p>
        <text:p text:style-name="P12">Just across the road from the Science Site.</text:p>
        <text:p text:style-name="P26">Tel: 0191 <text:span text:style-name="T6">3868897</text:span>; £<text:span text:style-name="T6">£</text:span></text:p>
        <text:p text:style-name="P51"><text:span text:style-name="T7">Located just across the road from campus, </text:span><text:span text:style-name="T8">it has opened just last year with an interesting menu. </text:span></text:p>
        <text:p text:style-name="P17"/>
        <text:p text:style-name="P18">The Cellar Door</text:p>
        <text:p text:style-name="P11"><text:span text:style-name="T1">Close to Market Square, </text:span>On Saddler St.</text:p>
        <text:p text:style-name="P25">Tel: 0191 3831856; £<text:span text:style-name="T5">£</text:span></text:p>
        <text:p text:style-name="P25">As the name suggests, from the outside this just looks like a door between two other buildings. Larger groups can enjoy their great pizzas and pasta in the cellar dining room.</text:p>
        <text:p text:style-name="P24"/>
        <text:p text:style-name="P17">The Market Tavern (Pub)</text:p>
        <text:p text:style-name="P10">On Market Square</text:p>
        <text:p text:style-name="P24">Tel: 0191 386 2069; £</text:p>
        <text:p text:style-name="P24">Traditional British Pub serving traditional British Food at reasonable prices.</text:p>
        <text:p text:style-name="P7"/>
        <text:p text:style-name="P45">Indian</text:p>
        <text:p text:style-name="P15"/>
        <text:p text:style-name="P15">The Capital, </text:p>
        <text:p text:style-name="P8">on Claypath, <text:span text:style-name="T10">past the traffic light</text:span></text:p>
        <text:p text:style-name="P22">Tel: 01913 843429; ££</text:p>
        <text:p text:style-name="P22">Often regarded as the best curry house in Durham. Very wide selection of dishes and sundries.</text:p>
        <text:p text:style-name="P6"/>
        <text:p text:style-name="P15">Spice Lounge</text:p>
        <text:p text:style-name="P8"><text:span text:style-name="T1">Market Square, b</text:span>ehind the <text:span text:style-name="T1">c</text:span>hurch</text:p>
        <text:p text:style-name="P22">Tel: 0191 383 0927; ££</text:p>
        <text:p text:style-name="P22">Another great curry house tucked away down the alleyway behind the church on Market Square. Again, a full range of Indian food on offer ranging from mild to ʻblow your head offʼ spicy!!</text:p>
        <text:p text:style-name="P6"/>
        <text:p text:style-name="P15">Alishaan</text:p>
        <text:p text:style-name="P8"><text:span text:style-name="T10">A</text:span>t the end of North Road</text:p>
        <text:p text:style-name="P22">Tel: 0191 370 9180; ££</text:p>
        <text:p text:style-name="P22"><text:span text:style-name="T10">I</text:span>ndian restaurant, with modern decor and atmosphere and excellent food. <text:span text:style-name="T10">They can sit large groups of people.</text:span></text:p>
        <text:p text:style-name="P22"/>
        <text:p text:style-name="P45">Italian</text:p>
        <text:p text:style-name="P15"/>
        <text:p text:style-name="P20">Bistro Italiano</text:p>
        <text:p text:style-name="P13">On Claypath, near The Capital (see above).</text:p>
        <text:p text:style-name="P27">Tel: 0191 383 0374, ££</text:p>
        <text:p text:style-name="P36">Consistently and reliably considered the best Italian restaurant in Durham! </text:p>
        <text:p text:style-name="P44"/>
        <text:p text:style-name="P20">Capriccio</text:p>
        <text:p text:style-name="P8"><text:span text:style-name="T1">Close to Market Square, </text:span>on Saddler St.</text:p>
        <text:p text:style-name="P22">Tel: 0191 370 9550; £<text:span text:style-name="T1">£</text:span></text:p>
        <text:p text:style-name="P22"><text:span text:style-name="T1">S</text:span>erving good classic Italian cuisine, more authentic than some of the large chains.</text:p>
        <text:p text:style-name="P22"/>
        <text:p text:style-name="P15">Ask <text:span text:style-name="T1">Italian </text:span>(c)</text:p>
        <text:p text:style-name="P8">Part of the Millennium/Gala Complex</text:p>
        <text:p text:style-name="P34">Tel: 0191 383 2567; £</text:p>
        <text:p text:style-name="P22">Chain Italian restaurant. <text:span text:style-name="T10">Relatively more popular than other Italian chains. They can sit large groups. </text:span></text:p>
        <text:p text:style-name="P22"/>
        <text:p text:style-name="P55">Zizzi (c) </text:p>
        <text:p text:style-name="P56">Close to Market Square, on Saddler St.</text:p>
        <text:p text:style-name="P35">Tel: 0191 435 2102; £</text:p>
        <text:p text:style-name="P35">Chain Italian restaurant. Close to Capriccio.</text:p>
        <text:p text:style-name="P27"/>
        <text:p text:style-name="P15">Pizza Express (c)</text:p>
        <text:p text:style-name="P8"><text:span text:style-name="T1">close to the Market Square, on </text:span>Saddler St.</text:p>
        <text:p text:style-name="P22">Tel: 0191 383 2661; £</text:p>
        <text:p text:style-name="P22"><text:soft-page-break/>Chain Italian restaurant serving <text:span text:style-name="T11">mainly pizza. Close to Zizzi and Capriccio.</text:span></text:p>
        <text:p text:style-name="P22"/>
        <text:p text:style-name="P52">Gussto Tapas bar </text:p>
        <text:p text:style-name="P37">close to Market Square, on Sliver St. </text:p>
        <text:p text:style-name="P29">Tel: <text:s/><text:span text:style-name="T12">0191 384 0911; ££</text:span></text:p>
        <text:p text:style-name="P33">This is a relatively new restaurant offering Mediterranean cuisine. </text:p>
        <text:p text:style-name="P50"/>
        <text:p text:style-name="P45">Mexican/Tex Mex</text:p>
        <text:p text:style-name="P16">Tiaʼs</text:p>
        <text:p text:style-name="P9"><text:span text:style-name="T1">on</text:span> Claypath Street, before the traffic lights.</text:p>
        <text:p text:style-name="P23">Tel: 0191 383 9001; ££</text:p>
        <text:p text:style-name="P23">More than your just your typical Mexican fare. Tasty Fajitas and burritos plus other, less spicy options. Make sure you try the “Tiaʼs Rose” - a local <text:span text:style-name="T1">specialty</text:span>!</text:p>
        <text:p text:style-name="P16"/>
        <text:p text:style-name="P16">Nandoʼs (c)</text:p>
        <text:p text:style-name="P9">Part of the Millennium/Gala Complex</text:p>
        <text:p text:style-name="P23">Tel: 0191 384 5424; £</text:p>
        <text:p text:style-name="P23">Chicken, chicken, chicken is on the menu for a meal at Nandoʼs. Choose one of their hot sauces to spice up your pirri pirri chicken (Vegetarian options are also available!). <text:span text:style-name="T13">They can sit large groups of people. </text:span></text:p>
        <text:p text:style-name="P23"/>
        <text:p text:style-name="P46">Spanish &amp; Tapas</text:p>
        <text:p text:style-name="P16">La Tasca (c)</text:p>
        <text:p text:style-name="P9"><text:span text:style-name="T12">on </text:span>Saddler St., just before <text:span text:style-name="T12">the </text:span>turn for the Cathedral</text:p>
        <text:p text:style-name="P23">Tel: 0845 126 2958; ££</text:p>
        <text:p text:style-name="P23">The UKʼs leading chain of tapas bars. Good quality tapas thatʼs great for large groups.</text:p>
        <text:p text:style-name="P23"/>
        <text:p text:style-name="P23"/>
        <text:p text:style-name="P48">East Asian</text:p>
        <text:p text:style-name="P48"/>
        <text:p text:style-name="P16">Thai <text:span text:style-name="T2">River</text:span></text:p>
        <text:p text:style-name="P9"><text:span text:style-name="T12">A</text:span>cross Framwellgate Bridge, <text:span text:style-name="T12">by the river</text:span></text:p>
        <text:p text:style-name="P23">Tel: 0191 597 8774; ££</text:p>
        <text:p text:style-name="P23">Very good Thai restaurant with classic Thai dishes and a nice location overlooking the river Wear. <text:s/></text:p>
        <text:p text:style-name="P23"/>
        <text:p text:style-name="P23"/>
        <text:p text:style-name="P21">Nadon Thai</text:p>
        <text:p text:style-name="P30"><text:span text:style-name="T4">Not too far from Thai River (above</text:span><text:span text:style-name="T3">Just off North Road up Crossgate</text:span><text:line-break/>Tel: 0191 3741157; ££</text:p>
        <text:p text:style-name="P30"><text:span text:style-name="T12">Another good Thai restaurant with Oriental decoration. Good food. </text:span><text:line-break/></text:p>
        <text:p text:style-name="P16">Zen</text:p>
        <text:p text:style-name="P9">Opposite The Court <text:span text:style-name="T12">Inn</text:span> (see above).</text:p>
        <text:p text:style-name="P23">Tel: 0191 384 9588; ££</text:p>
        <text:p text:style-name="P28"><text:span text:style-name="T12">Funky m</text:span>odern <text:span text:style-name="T12">decoration, </text:span>serving up Asian Fusion cuisine. Excellent food <text:span text:style-name="T2">and</text:span> good service. <text:span text:style-name="T12">It’s atmosphere and good food makes it quite popular.</text:span></text:p>
        <text:p text:style-name="P23"/>
        <text:p text:style-name="P53">Fifty-Six Restaurant</text:p>
        <text:p text:style-name="P38">Up the North Road, close to the Durham Bus Station</text:p>
        <text:p text:style-name="P31">Tell: 0191 374 1679; ££</text:p>
        <text:p text:style-name="P31">A new Chinese restaurant; small cozy interior; very good food but not the best service! </text:p>
        <text:p text:style-name="P24"/>
        <text:p text:style-name="P54">Sense</text:p>
        <text:p text:style-name="P39">Up on Claypath, close to the traffic light</text:p>
        <text:p text:style-name="P32">Tell: 07766 978877; £</text:p>
        <text:p text:style-name="P32">Another good Chinese food.</text:p>
        <text:p text:style-name="P24"/>
        <text:p text:style-name="P53"><text:span text:style-name="T15">Ajiwai</text:span> </text:p>
        <text:p text:style-name="P38">On Claypath St., In front of the Gala Complex</text:p>
        <text:p text:style-name="P31">Tell: 0<text:span text:style-name="T15">794 0117 138</text:span>; £</text:p>
        <text:p text:style-name="P31">Fancy sushi or any other Japanese dish? that’s almost your only option. Their food is very good though. </text:p>
        <text:p text:style-name="P31"/>
        <text:p text:style-name="P49">Middle Eastern</text:p>
        <text:p text:style-name="P57"/>
        <text:p text:style-name="P59">Akarsu Turkish Restaurant</text:p>
        <text:p text:style-name="P40">close to the Market Square, on Silver St.</text:p>
        <text:p text:style-name="P42">Tell: 0191 383 0292; ££</text:p>
        <text:p text:style-name="P42">Very good Turkish food with <text:span text:style-name="T14">friendly staff and Turkish decoration</text:span>; if it’s your birthday, or someone you know, and you want to have a bit of fun, try Akarsu. </text:p>
        <text:p text:style-name="P57"/>
        <text:p text:style-name="P57"><text:span text:style-name="T9">Lebaneat</text:span> </text:p>
        <text:p text:style-name="P41">They have two branches; one on Saddle St, another up on Claypath</text:p>
        <text:p text:style-name="P43">Tell: 0191 384 6777; £-££</text:p>
        <text:p text:style-name="P43">Yummy Lebanese food.</text:p>
        <text:p text:style-name="P58"/>
        <text:p text:style-name="P60">Meat N Meze</text:p>
        <text:p text:style-name="P43"><text:span text:style-name="T3">on Claypath, a bit further up the Gala complex</text:span> <text:s text:c="2"/></text:p>
        <text:p text:style-name="P43">Tell: 0191 447 4760; ££</text:p>
        <text:p text:style-name="P43">Perhaps the newest restaurant in Durham. Try it with your own responsibility! <text:s/>They serve Lebanese foo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239bfe" officeooo:paragraph-rsid="00239bfe" style:font-size-asian="10pt" style:font-size-complex="10pt"/>
    </style:style>
    <style:style style:name="MT1" style:family="text">
      <style:text-properties officeooo:rsid="002e9a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mall Galaxies</text:span> <text:span text:style-name="MT1">Cosmic Questions,</text:span> Durham UK <text:s text:c="77"/><text:span text:style-name="MT1">July 2</text:span>9- <text:span text:style-name="MT1">August 02</text:span>, 201<text:span text:style-name="MT1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9:47:17.614613000</meta:creation-date>
    <dc:date>2019-07-26T10:46:57.045222834</dc:date>
    <meta:editing-duration>P3DT5H47M40S</meta:editing-duration>
    <meta:editing-cycles>14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109" meta:word-count="876" meta:character-count="5137" meta:non-whitespace-character-count="4269"/>
  </office:meta>
</office:document-meta>
</file>